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Monospace" svg:font-family="Monospace"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4.938cm" fo:margin-left="1.307cm" fo:margin-right="1.344cm" table:align="margins"/>
    </style:style>
    <style:style style:name="Table1.A" style:family="table-column">
      <style:table-column-properties style:column-width="3.942cm" style:rel-column-width="17294*"/>
    </style:style>
    <style:style style:name="Table1.B" style:family="table-column">
      <style:table-column-properties style:column-width="10.996cm" style:rel-column-width="48241*"/>
    </style:style>
    <style:style style:name="Table1.1" style:family="table-row">
      <style:table-row-properties fo:background-color="#0000ff">
        <style:background-image/>
      </style:table-row-properties>
    </style:style>
    <style:style style:name="Table1.A1" style:family="table-cell">
      <style:table-cell-properties fo:padding="0.097cm" fo:border-left="0.002cm solid #0000ff" fo:border-right="none" fo:border-top="0.002cm solid #0000ff" fo:border-bottom="0.002cm solid #0000ff"/>
    </style:style>
    <style:style style:name="Table1.B1" style:family="table-cell">
      <style:table-cell-properties fo:padding="0.097cm" fo:border-left="0.002cm solid #ffffff" fo:border-right="0.002cm solid #0000ff" fo:border-top="0.002cm solid #0000ff" fo:border-bottom="0.002cm solid #0000ff"/>
    </style:style>
    <style:style style:name="Table1.A2" style:family="table-cell">
      <style:table-cell-properties fo:padding="0.097cm" fo:border-left="0.002cm solid #0000ff" fo:border-right="none" fo:border-top="none" fo:border-bottom="0.002cm solid #0000ff"/>
    </style:style>
    <style:style style:name="Table1.B2" style:family="table-cell">
      <style:table-cell-properties fo:padding="0.097cm" fo:border-left="0.002cm solid #0000ff" fo:border-right="0.002cm solid #0000ff" fo:border-top="none" fo:border-bottom="0.002cm solid #0000ff"/>
    </style:style>
    <style:style style:name="Table2" style:family="table">
      <style:table-properties style:width="14.938cm" fo:margin-left="1.307cm" fo:margin-right="1.344cm" table:align="margins"/>
    </style:style>
    <style:style style:name="Table2.A" style:family="table-column">
      <style:table-column-properties style:column-width="4.128cm" style:rel-column-width="18107*"/>
    </style:style>
    <style:style style:name="Table2.B" style:family="table-column">
      <style:table-column-properties style:column-width="10.811cm" style:rel-column-width="47428*"/>
    </style:style>
    <style:style style:name="Table2.1" style:family="table-row">
      <style:table-row-properties fo:background-color="#0000ff">
        <style:background-image/>
      </style:table-row-properties>
    </style:style>
    <style:style style:name="Table2.A1" style:family="table-cell">
      <style:table-cell-properties fo:padding="0.097cm" fo:border-left="0.002cm solid #0000ff" fo:border-right="none" fo:border-top="0.002cm solid #0000ff" fo:border-bottom="0.002cm solid #0000ff"/>
    </style:style>
    <style:style style:name="Table2.B1" style:family="table-cell">
      <style:table-cell-properties fo:padding="0.097cm" fo:border-left="0.002cm solid #ffffff" fo:border-right="0.002cm solid #0000ff" fo:border-top="0.002cm solid #0000ff" fo:border-bottom="0.002cm solid #0000ff"/>
    </style:style>
    <style:style style:name="Table2.A2" style:family="table-cell">
      <style:table-cell-properties fo:padding="0.097cm" fo:border-left="0.002cm solid #0000ff" fo:border-right="none" fo:border-top="none" fo:border-bottom="0.002cm solid #ffffff"/>
    </style:style>
    <style:style style:name="Table2.B2" style:family="table-cell">
      <style:table-cell-properties fo:padding="0.097cm" fo:border-left="0.002cm solid #0000ff" fo:border-right="0.002cm solid #0000ff" fo:border-top="none" fo:border-bottom="0.002cm solid #ffffff"/>
    </style:style>
    <style:style style:name="Table2.A8" style:family="table-cell">
      <style:table-cell-properties fo:padding="0.097cm" fo:border-left="0.002cm solid #0000ff" fo:border-right="none" fo:border-top="none" fo:border-bottom="0.002cm solid #0000ff"/>
    </style:style>
    <style:style style:name="Table2.B8" style:family="table-cell">
      <style:table-cell-properties fo:padding="0.097cm" fo:border-left="0.002cm solid #0000ff" fo:border-right="0.002cm solid #0000ff" fo:border-top="none" fo:border-bottom="0.002cm solid #0000ff"/>
    </style:style>
    <style:style style:name="Table3" style:family="table">
      <style:table-properties style:width="14.938cm" fo:margin-left="1.307cm" fo:margin-right="1.344cm" table:align="margins"/>
    </style:style>
    <style:style style:name="Table3.A" style:family="table-column">
      <style:table-column-properties style:column-width="3.942cm" style:rel-column-width="17294*"/>
    </style:style>
    <style:style style:name="Table3.B" style:family="table-column">
      <style:table-column-properties style:column-width="10.996cm" style:rel-column-width="48241*"/>
    </style:style>
    <style:style style:name="Table3.1" style:family="table-row">
      <style:table-row-properties fo:background-color="#0000ff">
        <style:background-image/>
      </style:table-row-properties>
    </style:style>
    <style:style style:name="Table3.A1" style:family="table-cell">
      <style:table-cell-properties fo:padding="0.097cm" fo:border-left="0.002cm solid #0000ff" fo:border-right="none" fo:border-top="0.002cm solid #0000ff" fo:border-bottom="0.002cm solid #0000ff"/>
    </style:style>
    <style:style style:name="Table3.B1" style:family="table-cell">
      <style:table-cell-properties fo:padding="0.097cm" fo:border-left="0.002cm solid #ffffff" fo:border-right="0.002cm solid #0000ff" fo:border-top="0.002cm solid #0000ff" fo:border-bottom="0.002cm solid #0000ff"/>
    </style:style>
    <style:style style:name="Table3.A2" style:family="table-cell">
      <style:table-cell-properties fo:padding="0.097cm" fo:border-left="0.002cm solid #0000ff" fo:border-right="none" fo:border-top="none" fo:border-bottom="0.002cm solid #ffffff"/>
    </style:style>
    <style:style style:name="Table3.B2" style:family="table-cell">
      <style:table-cell-properties fo:padding="0.097cm" fo:border-left="0.002cm solid #0000ff" fo:border-right="0.002cm solid #0000ff" fo:border-top="none" fo:border-bottom="0.002cm solid #ffffff"/>
    </style:style>
    <style:style style:name="Table3.A5" style:family="table-cell">
      <style:table-cell-properties fo:padding="0.097cm" fo:border-left="0.002cm solid #0000ff" fo:border-right="none" fo:border-top="none" fo:border-bottom="0.002cm solid #0000ff"/>
    </style:style>
    <style:style style:name="Table3.B5" style:family="table-cell">
      <style:table-cell-properties fo:padding="0.097cm" fo:border-left="0.002cm solid #0000ff" fo:border-right="0.002cm solid #0000ff" fo:border-top="none" fo:border-bottom="0.002cm solid #0000ff"/>
    </style:style>
    <style:style style:name="Table4" style:family="table">
      <style:table-properties style:width="14.94cm" table:align="center"/>
    </style:style>
    <style:style style:name="Table4.A" style:family="table-column">
      <style:table-column-properties style:column-width="4.731cm"/>
    </style:style>
    <style:style style:name="Table4.B" style:family="table-column">
      <style:table-column-properties style:column-width="10.209cm"/>
    </style:style>
    <style:style style:name="Table4.1" style:family="table-row">
      <style:table-row-properties fo:background-color="#0000ff">
        <style:background-image/>
      </style:table-row-properties>
    </style:style>
    <style:style style:name="Table4.A1" style:family="table-cell">
      <style:table-cell-properties fo:padding="0.097cm" fo:border-left="0.002cm solid #0000ff" fo:border-right="none" fo:border-top="0.002cm solid #0000ff" fo:border-bottom="0.002cm solid #0000ff"/>
    </style:style>
    <style:style style:name="Table4.B1" style:family="table-cell">
      <style:table-cell-properties fo:padding="0.097cm" fo:border-left="0.002cm solid #ffffff" fo:border-right="0.002cm solid #0000ff" fo:border-top="0.002cm solid #0000ff" fo:border-bottom="0.002cm solid #0000ff"/>
    </style:style>
    <style:style style:name="Table4.A2" style:family="table-cell">
      <style:table-cell-properties style:vertical-align="middle" fo:padding="0.097cm" fo:border-left="0.002cm solid #0000ff" fo:border-right="none" fo:border-top="none" fo:border-bottom="0.002cm solid #0000ff"/>
    </style:style>
    <style:style style:name="Table4.B2" style:family="table-cell">
      <style:table-cell-properties fo:padding="0.097cm" fo:border-left="0.002cm solid #0000ff" fo:border-right="0.002cm solid #0000ff" fo:border-top="none" fo:border-bottom="0.002cm solid #0000ff"/>
    </style:style>
    <style:style style:name="Table5" style:family="table">
      <style:table-properties style:width="14.94cm" table:align="center"/>
    </style:style>
    <style:style style:name="Table5.A" style:family="table-column">
      <style:table-column-properties style:column-width="4.731cm"/>
    </style:style>
    <style:style style:name="Table5.B" style:family="table-column">
      <style:table-column-properties style:column-width="10.209cm"/>
    </style:style>
    <style:style style:name="Table5.1" style:family="table-row">
      <style:table-row-properties fo:background-color="#0000ff">
        <style:background-image/>
      </style:table-row-properties>
    </style:style>
    <style:style style:name="Table5.A1" style:family="table-cell">
      <style:table-cell-properties fo:padding="0.097cm" fo:border-left="0.002cm solid #0000ff" fo:border-right="none" fo:border-top="0.002cm solid #0000ff" fo:border-bottom="0.002cm solid #0000ff"/>
    </style:style>
    <style:style style:name="Table5.B1" style:family="table-cell">
      <style:table-cell-properties fo:padding="0.097cm" fo:border-left="0.002cm solid #ffffff" fo:border-right="0.002cm solid #0000ff" fo:border-top="0.002cm solid #0000ff" fo:border-bottom="0.002cm solid #0000ff"/>
    </style:style>
    <style:style style:name="Table5.A2" style:family="table-cell">
      <style:table-cell-properties style:vertical-align="middle" fo:padding="0.097cm" fo:border-left="0.002cm solid #0000ff" fo:border-right="none" fo:border-top="none" fo:border-bottom="0.002cm solid #0000ff"/>
    </style:style>
    <style:style style:name="Table5.B2" style:family="table-cell">
      <style:table-cell-properties fo:padding="0.097cm" fo:border-left="0.002cm solid #0000ff" fo:border-right="0.002cm solid #0000ff" fo:border-top="none" fo:border-bottom="0.002cm solid #0000ff"/>
    </style:style>
    <style:style style:name="P1" style:family="paragraph" style:parent-style-name="Class_20_Footer">
      <style:text-properties fo:background-color="#ffffff"/>
    </style:style>
    <style:style style:name="P2" style:family="paragraph" style:parent-style-name="Class_20_Description">
      <style:text-properties fo:font-size="14pt" style:font-size-asian="14pt" style:font-size-complex="14pt"/>
    </style:style>
    <style:style style:name="P3" style:family="paragraph" style:parent-style-name="Criteria_20_Body">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Table_20_Contents">
      <style:text-properties fo:color="#0000ff" style:font-name="Liberation Sans" fo:font-size="14pt" fo:font-weight="normal" style:font-name-asian="Monospace" style:font-size-asian="14pt" style:font-weight-asian="normal" style:font-name-complex="Monospace" style:font-size-complex="14pt" style:font-weight-complex="normal"/>
    </style:style>
    <style:style style:name="P6" style:family="paragraph" style:parent-style-name="Code_20_Listing">
      <style:text-properties fo:color="#0000ff" style:font-name="DejaVu Sans Mono1" fo:font-size="9pt" style:text-underline-style="none" fo:font-weight="bold" style:font-name-asian="Monospace" style:font-size-asian="9pt" style:font-weight-asian="bold" style:font-name-complex="Monospace" style:font-size-complex="9pt" style:font-weight-complex="bold"/>
    </style:style>
    <style:style style:name="P7" style:family="paragraph" style:parent-style-name="Criteria_20_Body" style:list-style-name="L1"/>
    <style:style style:name="P8" style:family="paragraph" style:parent-style-name="Coding_20_Title">
      <style:paragraph-properties fo:break-before="page"/>
    </style:style>
    <style:style style:name="P9" style:family="paragraph" style:parent-style-name="Method_20_Title">
      <style:paragraph-properties fo:break-before="page"/>
    </style:style>
    <style:style style:name="P10" style:family="paragraph" style:parent-style-name="Method_20_Body">
      <style:text-properties fo:font-weight="bold" style:font-weight-asian="bold" style:font-weight-complex="bold"/>
    </style:style>
    <style:style style:name="P11" style:family="paragraph" style:parent-style-name="Method_20_Body" style:list-style-name="L2"/>
    <style:style style:name="P12" style:family="paragraph" style:parent-style-name="Method_20_Body">
      <style:paragraph-properties fo:margin-left="0cm" fo:margin-right="0cm" fo:text-indent="0cm" style:auto-text-indent="false"/>
    </style:style>
    <style:style style:name="P13" style:family="paragraph" style:parent-style-name="Method_20_Body">
      <style:paragraph-properties fo:break-before="page"/>
    </style:style>
    <style:style style:name="P14" style:family="paragraph" style:parent-style-name="Method_20_Body">
      <style:paragraph-properties fo:margin-left="1.251cm" fo:margin-right="0cm" fo:text-indent="0cm" style:auto-text-indent="false"/>
    </style:style>
    <style:style style:name="P15" style:family="paragraph" style:parent-style-name="Method_20_Code_20_Listing">
      <style:text-properties fo:color="#000080" fo:font-weight="bold" style:font-weight-asian="bold" style:font-weight-complex="bold"/>
    </style:style>
    <style:style style:name="P16" style:family="paragraph" style:parent-style-name="Table_20_Contents">
      <style:paragraph-properties fo:text-align="start" style:justify-single-word="false"/>
      <style:text-properties fo:color="#ffffff" fo:font-size="10pt" style:text-underline-style="none" fo:font-weight="bold" fo:background-color="#0000ff" style:font-weight-asian="normal" style:font-weight-complex="bold"/>
    </style:style>
    <style:style style:name="P17" style:family="paragraph" style:parent-style-name="Table_20_Contents">
      <style:text-properties fo:font-size="10pt" fo:font-weight="bold" fo:background-color="transparent" style:font-weight-asian="bold" style:font-weight-complex="bold"/>
    </style:style>
    <style:style style:name="P18" style:family="paragraph" style:parent-style-name="Table_20_Contents">
      <style:text-properties fo:font-size="11pt" fo:font-weight="bold" fo:background-color="transparent" style:font-size-asian="11pt" style:font-weight-asian="bold" style:font-size-complex="11pt" style:font-weight-complex="bold"/>
    </style:style>
    <style:style style:name="P19" style:family="paragraph" style:parent-style-name="Table_20_Contents">
      <style:text-properties fo:color="#00ae00" fo:font-size="11pt" fo:font-weight="bold" fo:background-color="transparent" style:font-size-asian="11pt" style:font-weight-asian="bold" style:font-size-complex="11pt" style:font-weight-complex="bold"/>
    </style:style>
    <style:style style:name="P20" style:family="paragraph" style:parent-style-name="Method_20_Listing_20_Title">
      <style:paragraph-properties fo:margin-left="0cm" fo:margin-right="0cm" fo:text-indent="0cm" style:auto-text-indent="false" fo:break-before="page"/>
    </style:style>
    <style:style style:name="P21"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list-style-name="">
      <style:paragraph-properties fo:margin-left="0cm" fo:margin-right="0cm" fo:text-align="start" style:justify-single-word="false" fo:text-indent="0cm" style:auto-text-indent="false" style:text-autospace="none"/>
      <style:text-properties fo:color="#000080" style:font-name="Monospace" fo:font-size="10pt" fo:font-weight="bold" style:font-name-asian="Monospace" style:font-size-asian="10pt" style:font-weight-asian="bold" style:font-name-complex="Monospace" style:font-size-complex="10pt" style:font-weight-complex="bold"/>
    </style:style>
    <style:style style:name="T1" style:family="text">
      <style:text-properties fo:font-weight="bold" style:font-weight-asian="bold" style:font-weight-complex="bold"/>
    </style:style>
    <style:style style:name="T2" style:family="text">
      <style:text-properties style:text-underline-style="none" style:font-name-asian="Monospace" style:font-name-complex="Monospace"/>
    </style:style>
    <style:style style:name="T3" style:family="text">
      <style:text-properties style:text-underline-style="none" style:font-name-asian="Monospace" style:font-size-asian="9pt" style:font-style-asian="italic" style:font-name-complex="Monospace" style:font-size-complex="9pt" style:font-style-complex="italic" style:font-weight-complex="bold"/>
    </style:style>
    <style:style style:name="T4" style:family="text">
      <style:text-properties style:text-underline-style="none" fo:font-weight="bold" style:font-name-asian="Monospace" style:font-weight-asian="bold" style:font-name-complex="Monospace"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color="#000080"/>
    </style:style>
    <style:style style:name="T8" style:family="text">
      <style:text-properties fo:color="#000080" style:text-underline-style="none" style:font-name-asian="Monospace" style:font-name-complex="Monospace"/>
    </style:style>
    <style:style style:name="T9" style:family="text">
      <style:text-properties fo:color="#000080" fo:font-weight="bold" style:font-weight-asian="bold" style:font-weight-complex="bold"/>
    </style:style>
    <style:style style:name="T10" style:family="text">
      <style:text-properties fo:color="#000000"/>
    </style:style>
    <style:style style:name="T11" style:family="text">
      <style:text-properties fo:color="#0000ff"/>
    </style:style>
    <style:style style:name="T12" style:family="text">
      <style:text-properties fo:color="#660000"/>
    </style:style>
    <style:style style:name="T13" style:family="text">
      <style:text-properties fo:color="#008200"/>
    </style:style>
    <style:style style:name="T14" style:family="text">
      <style:text-properties fo:color="#808080"/>
    </style:style>
    <style:style style:name="T15"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Class_20_Title" text:outline-level="1">Exception</text:h>
      <text:p text:style-name="P2"/>
      <text:p text:style-name="Class_20_Description">The <text:span text:style-name="T1">Exception</text:span> class extends the <text:span text:style-name="T1">PHP Exception</text:span> class and provide a base-exception class for <text:span text:style-name="T5">Library</text:span> classes to extend.</text:p>
      <text:p text:style-name="P5"/>
      <text:h text:style-name="Criteria_20_Title" text:outline-level="2">Design criteria and considerations</text:h>
      <text:p text:style-name="P3"/>
      <text:list xml:id="list1020373307" text:style-name="L1">
        <text:list-item>
          <text:p text:style-name="P7">The <text:span text:style-name="T5">Exception</text:span> class should not be dependent upon any other (userland) class;</text:p>
        </text:list-item>
        <text:list-item>
          <text:p text:style-name="P7">The class should allow the first parameter (normally the exception message string) to be an integer and, if it is, treat the integer as an error code value to retrieve the exception message from the <text:span text:style-name="T5">Error</text:span> class; </text:p>
        </text:list-item>
        <text:list-item>
          <text:p text:style-name="P7">The <text:span text:style-name="T5">Exception</text:span> class extends the functionality of the <text:span text:style-name="T5">PHP Exception</text:span> class.</text:p>
        </text:list-item>
      </text:list>
      <text:p text:style-name="Criteria_20_Body"/>
      <text:p text:style-name="Criteria_20_Body">No class properties (variables) are required beyond what is used locally within each class method.</text:p>
      <text:p text:style-name="Criteria_20_Body"/>
      <text:p text:style-name="P4"/>
      <text:h text:style-name="P20" text:outline-level="4">Class Methods</text:h>
      <text:p text:style-name="Method_20_Body"/>
      <text:p text:style-name="Method_20_Body">The <text:span text:style-name="Class_20_Variables">Exception</text:span> class contains the following method:</text:p>
      <text:p text:style-name="Method_20_Body"/>
      <table:table table:name="Table1" table:style-name="Table1">
        <table:table-column table:style-name="Table1.A"/>
        <table:table-column table:style-name="Table1.B"/>
        <table:table-row table:style-name="Table1.1">
          <table:table-cell table:style-name="Table1.A1" office:value-type="string">
            <text:p text:style-name="P16">Method</text:p>
          </table:table-cell>
          <table:table-cell table:style-name="Table1.B1" office:value-type="string">
            <text:p text:style-name="P16">Description</text:p>
          </table:table-cell>
        </table:table-row>
        <table:table-row>
          <table:table-cell table:style-name="Table1.A2" office:value-type="string">
            <text:p text:style-name="P17"><text:a xlink:type="simple" xlink:href="#__construct">__construct</text:a></text:p>
          </table:table-cell>
          <table:table-cell table:style-name="Table1.B2" office:value-type="string">
            <text:p text:style-name="Method_20_Table_20_Description">Class constructor</text:p>
          </table:table-cell>
        </table:table-row>
      </table:table>
      <text:p text:style-name="Method_20_Body"/>
      <text:h text:style-name="Method_20_Listing_20_Title" text:outline-level="4">Inherited Class Methods</text:h>
      <text:p text:style-name="Method_20_Body"/>
      <text:p text:style-name="Method_20_Body">The <text:span text:style-name="Class_20_Variables">Exception</text:span> class extends the <text:span text:style-name="Class_20_Variables"><text:span text:style-name="T6">PHP E</text:span></text:span><text:span text:style-name="T6">xception</text:span> class and inherits the following class methods:</text:p>
      <text:p text:style-name="Method_20_Body"/>
      <table:table table:name="Table2" table:style-name="Table2">
        <table:table-column table:style-name="Table2.A"/>
        <table:table-column table:style-name="Table2.B"/>
        <table:table-row table:style-name="Table2.1">
          <table:table-cell table:style-name="Table2.A1" office:value-type="string">
            <text:p text:style-name="P16">Method</text:p>
          </table:table-cell>
          <table:table-cell table:style-name="Table2.B1" office:value-type="string">
            <text:p text:style-name="P16">Description</text:p>
          </table:table-cell>
        </table:table-row>
        <table:table-row>
          <table:table-cell table:style-name="Table2.A2" office:value-type="string">
            <text:p text:style-name="P18">getCode</text:p>
          </table:table-cell>
          <table:table-cell table:style-name="Table2.B2" office:value-type="string">
            <text:p text:style-name="Method_20_Table_20_Description">Returns the exception code</text:p>
          </table:table-cell>
        </table:table-row>
        <table:table-row>
          <table:table-cell table:style-name="Table2.A2" office:value-type="string">
            <text:p text:style-name="P18">getMessage</text:p>
          </table:table-cell>
          <table:table-cell table:style-name="Table2.B2" office:value-type="string">
            <text:p text:style-name="Method_20_Table_20_Description">Returns the exception message</text:p>
          </table:table-cell>
        </table:table-row>
        <table:table-row>
          <table:table-cell table:style-name="Table2.A2" office:value-type="string">
            <text:p text:style-name="P18">getFile</text:p>
          </table:table-cell>
          <table:table-cell table:style-name="Table2.B2" office:value-type="string">
            <text:p text:style-name="Method_20_Table_20_Description">Source file name</text:p>
          </table:table-cell>
        </table:table-row>
        <table:table-row>
          <table:table-cell table:style-name="Table2.A2" office:value-type="string">
            <text:p text:style-name="P18">getLine</text:p>
          </table:table-cell>
          <table:table-cell table:style-name="Table2.B2" office:value-type="string">
            <text:p text:style-name="Method_20_Table_20_Description">Returns the line in which the exception occurred</text:p>
          </table:table-cell>
        </table:table-row>
        <table:table-row>
          <table:table-cell table:style-name="Table2.A2" office:value-type="string">
            <text:p text:style-name="P18">getTrace</text:p>
          </table:table-cell>
          <table:table-cell table:style-name="Table2.B2" office:value-type="string">
            <text:p text:style-name="Method_20_Table_20_Description">Array of <text:span text:style-name="T1">backtrace</text:span> entries</text:p>
          </table:table-cell>
        </table:table-row>
        <table:table-row>
          <table:table-cell table:style-name="Table2.A2" office:value-type="string">
            <text:p text:style-name="P18">getPrevious</text:p>
          </table:table-cell>
          <table:table-cell table:style-name="Table2.B2" office:value-type="string">
            <text:p text:style-name="Method_20_Table_20_Description">Returns the previous exception, if it exists</text:p>
          </table:table-cell>
        </table:table-row>
        <table:table-row>
          <table:table-cell table:style-name="Table2.A8" office:value-type="string">
            <text:p text:style-name="P18">getTraceAsString</text:p>
          </table:table-cell>
          <table:table-cell table:style-name="Table2.B8" office:value-type="string">
            <text:p text:style-name="Method_20_Table_20_Description">Returns the trace information as a printable string</text:p>
          </table:table-cell>
        </table:table-row>
      </table:table>
      <text:p text:style-name="Standard"/>
      <text:h text:style-name="Method_20_Listing_20_Title" text:outline-level="4">Inherited Class Properties</text:h>
      <text:p text:style-name="Method_20_Body"/>
      <text:p text:style-name="Method_20_Body">The <text:span text:style-name="Class_20_Variables">Exception</text:span> class extends the <text:span text:style-name="Class_20_Variables"><text:span text:style-name="T6">PHP E</text:span></text:span><text:span text:style-name="T6">xception</text:span> class and inherits the following class properties:</text:p>
      <text:p text:style-name="Method_20_Body"/>
      <table:table table:name="Table3" table:style-name="Table3">
        <table:table-column table:style-name="Table3.A"/>
        <table:table-column table:style-name="Table3.B"/>
        <table:table-row table:style-name="Table3.1">
          <table:table-cell table:style-name="Table3.A1" office:value-type="string">
            <text:p text:style-name="P16">Method</text:p>
          </table:table-cell>
          <table:table-cell table:style-name="Table3.B1" office:value-type="string">
            <text:p text:style-name="P16">Description</text:p>
          </table:table-cell>
        </table:table-row>
        <table:table-row>
          <table:table-cell table:style-name="Table3.A2" office:value-type="string">
            <text:p text:style-name="P19">$message</text:p>
          </table:table-cell>
          <table:table-cell table:style-name="Table3.B2" office:value-type="string">
            <text:p text:style-name="Method_20_Table_20_Description">Exception message</text:p>
          </table:table-cell>
        </table:table-row>
        <table:table-row>
          <table:table-cell table:style-name="Table3.A2" office:value-type="string">
            <text:p text:style-name="P19">$code</text:p>
          </table:table-cell>
          <table:table-cell table:style-name="Table3.B2" office:value-type="string">
            <text:p text:style-name="Method_20_Table_20_Description">Exception code</text:p>
          </table:table-cell>
        </table:table-row>
        <table:table-row>
          <table:table-cell table:style-name="Table3.A2" office:value-type="string">
            <text:p text:style-name="P19">$file</text:p>
          </table:table-cell>
          <table:table-cell table:style-name="Table3.B2" office:value-type="string">
            <text:p text:style-name="Method_20_Table_20_Description">Source file</text:p>
          </table:table-cell>
        </table:table-row>
        <table:table-row>
          <table:table-cell table:style-name="Table3.A5" office:value-type="string">
            <text:p text:style-name="P19">$line</text:p>
          </table:table-cell>
          <table:table-cell table:style-name="Table3.B5" office:value-type="string">
            <text:p text:style-name="Method_20_Table_20_Description">Exception line number</text:p>
          </table:table-cell>
        </table:table-row>
      </table:table>
      <text:p text:style-name="Method_20_Body"/>
      <text:p text:style-name="Method_20_Body"/>
      <text:h text:style-name="P9" text:outline-level="5"><text:bookmark-start text:name="construct"/>__construct<text:bookmark-end text:name="construct"/></text:h>
      <text:p text:style-name="Method_20_Body"/>
      <text:p text:style-name="Method_20_Body">The class constructor extends the <text:span text:style-name="Class_20_Variables">PHP </text:span><text:span text:style-name="T1">Exception</text:span> class by passing the message, code and any previous exception information to the parent class. <text:s/>All remaining <text:span text:style-name="Class_20_Variables">Exception</text:span> class functionality is provided by the parent class. <text:s/>Refer to the PHP user guide for further information.</text:p>
      <text:p text:style-name="Method_20_Body"/>
      <text:p text:style-name="P10">Algorithm</text:p>
      <text:list xml:id="list2067948663" text:style-name="L2">
        <text:list-item>
          <text:p text:style-name="P11">Accept the parameter <text:span text:style-name="Class_20_Variables">message</text:span> as a string containing the exception message;</text:p>
        </text:list-item>
        <text:list-item>
          <text:p text:style-name="P11">Accept the parameter <text:span text:style-name="Class_20_Variables">code</text:span> as an integer containing the exception code;</text:p>
        </text:list-item>
        <text:list-item>
          <text:p text:style-name="P11">Accept the optional parameter <text:span text:style-name="Class_20_Variables">previous</text:span> as an <text:span text:style-name="Class_20_Variables">Exception</text:span> object refering to the previous <text:span text:style-name="Class_20_Variables">Exception</text:span> object in the chain, or null if none.</text:p>
          <text:p text:style-name="P11"/>
        </text:list-item>
      </text:list>
      <text:p text:style-name="P10">Implementation</text:p>
      <text:p text:style-name="Method_20_Body"/>
      <text:p text:style-name="P21"><text:span text:style-name="T10"><text:tab/></text:span><text:span text:style-name="T9">/**</text:span></text:p>
      <text:p text:style-name="P22"><text:tab/> * __construct</text:p>
      <text:p text:style-name="P22"><text:tab/> *</text:p>
      <text:p text:style-name="P22"><text:tab/> * Create an exception object instance</text:p>
      <text:p text:style-name="P22"><text:tab/> * @param string $message <text:s text:c="4"/>= message to send</text:p>
      <text:p text:style-name="P22"><text:tab/> * @param integer $code <text:s text:c="6"/>= exception code</text:p>
      <text:p text:style-name="P22"><text:tab/> * @param Exception $previous = (optional) previous exception</text:p>
      <text:p text:style-name="P22"><text:tab/> * @return object instance</text:p>
      <text:p text:style-name="P22"><text:tab/> */</text:p>
      <text:p text:style-name="P22"><text:tab/>public function __construct($message, $code=0, Exception $previous=null)</text:p>
      <text:p text:style-name="P22"><text:tab/>{</text:p>
      <text:p text:style-name="P22"><text:tab/><text:tab/>if (is_numeric($message))</text:p>
      <text:p text:style-name="P22"><text:tab/><text:tab/>{</text:p>
      <text:p text:style-name="P22"><text:tab/><text:tab/><text:tab/>$code = (int)$message;</text:p>
      <text:p text:style-name="P22"><text:tab/><text:tab/><text:tab/>$message = '';</text:p>
      <text:p text:style-name="P22"><text:tab/><text:tab/>}</text:p>
      <text:p text:style-name="P22"/>
      <text:p text:style-name="P22"><text:tab/><text:tab/>if ($message == '')</text:p>
      <text:p text:style-name="P22"><text:tab/><text:tab/>{</text:p>
      <text:p text:style-name="P22"><text:tab/><text:tab/><text:tab/>$message = Error::message($code);</text:p>
      <text:p text:style-name="P22"><text:tab/><text:tab/>}</text:p>
      <text:p text:style-name="P22"/>
      <text:p text:style-name="P22"><text:tab/><text:tab/>parent::__construct($message, (int)$code, $previous);</text:p>
      <text:p text:style-name="P15">}</text:p>
      <text:p text:style-name="Method_20_Body"/>
      <text:p text:style-name="P10">Narrative</text:p>
      <text:p text:style-name="Method_20_Body"/>
      <text:p text:style-name="Method_20_Body">The <text:span text:style-name="Class_20_Variables">Exception</text:span> method expects a single mandatory parameter:</text:p>
      <text:p text:style-name="Method_20_Body"/>
      <table:table table:name="Table4" table:style-name="Table4">
        <table:table-column table:style-name="Table4.A"/>
        <table:table-column table:style-name="Table4.B"/>
        <table:table-row table:style-name="Table4.1">
          <table:table-cell table:style-name="Table4.A1" office:value-type="string">
            <text:p text:style-name="P16">Parameter</text:p>
          </table:table-cell>
          <table:table-cell table:style-name="Table4.B1" office:value-type="string">
            <text:p text:style-name="P16">Description</text:p>
          </table:table-cell>
        </table:table-row>
        <table:table-row>
          <table:table-cell table:style-name="Table4.A2" office:value-type="string">
            <text:p text:style-name="P18">$message</text:p>
          </table:table-cell>
          <table:table-cell table:style-name="Table4.B2" office:value-type="string">
            <text:p text:style-name="Method_20_Table_20_Description">Exception message, or the error code value for the exception.</text:p>
          </table:table-cell>
        </table:table-row>
      </table:table>
      <text:p text:style-name="Method_20_Body"/>
      <text:p text:style-name="Method_20_Body"/>
      <text:p text:style-name="P13">and two optional parameters:</text:p>
      <text:p text:style-name="Method_20_Body"/>
      <table:table table:name="Table5" table:style-name="Table5">
        <table:table-column table:style-name="Table5.A"/>
        <table:table-column table:style-name="Table5.B"/>
        <table:table-row table:style-name="Table5.1">
          <table:table-cell table:style-name="Table5.A1" office:value-type="string">
            <text:p text:style-name="P16">Parameter</text:p>
          </table:table-cell>
          <table:table-cell table:style-name="Table5.B1" office:value-type="string">
            <text:p text:style-name="P16">Description</text:p>
          </table:table-cell>
        </table:table-row>
        <table:table-row>
          <table:table-cell table:style-name="Table5.A2" office:value-type="string">
            <text:p text:style-name="P18">$code</text:p>
          </table:table-cell>
          <table:table-cell table:style-name="Table5.B2" office:value-type="string">
            <text:p text:style-name="Method_20_Table_20_Description">The error (exception) code value.</text:p>
          </table:table-cell>
        </table:table-row>
        <table:table-row>
          <table:table-cell table:style-name="Table5.A2" office:value-type="string">
            <text:p text:style-name="P18">$previous</text:p>
          </table:table-cell>
          <table:table-cell table:style-name="Table5.B2" office:value-type="string">
            <text:p text:style-name="Method_20_Table_20_Description">Previous exception, for nested exceptions.</text:p>
          </table:table-cell>
        </table:table-row>
      </table:table>
      <text:p text:style-name="Method_20_Body"/>
      <text:p text:style-name="Method_20_Body"><text:span text:style-name="T2">The </text:span><text:span text:style-name="Class_20_Variables"><text:span text:style-name="T2">$message</text:span></text:span><text:span text:style-name="T2"> parameter is passed to the </text:span><text:span text:style-name="T4">PHP is_numeric</text:span><text:span text:style-name="T2"> function. <text:s/>If the result is true,</text:span></text:p>
      <text:p text:style-name="Method_20_Body"><text:span text:style-name="T2"/></text:p>
      <text:p text:style-name="P14"><text:span text:style-name="T2">the </text:span><text:span text:style-name="Class_20_Variables"><text:span text:style-name="T2">$message</text:span></text:span><text:span text:style-name="T2"> parameter is cast to an integer and assigned to the </text:span><text:span text:style-name="Class_20_Variables"><text:span text:style-name="T2">$code</text:span></text:span><text:span text:style-name="T2"> parameter;</text:span></text:p>
      <text:p text:style-name="P14"><text:span text:style-name="T2"/></text:p>
      <text:p text:style-name="P14"><text:span text:style-name="T2">The </text:span><text:span text:style-name="Class_20_Variables"><text:span text:style-name="T2">$message</text:span></text:span><text:span text:style-name="T2"> parameter is set to empty ('');</text:span></text:p>
      <text:p text:style-name="P14"><text:span text:style-name="T2"/></text:p>
      <text:p text:style-name="Method_20_Body"><text:span text:style-name="T2">If the </text:span><text:span text:style-name="Class_20_Variables"><text:span text:style-name="T2">$message</text:span></text:span><text:span text:style-name="T2"> parameter is empty (''),</text:span></text:p>
      <text:p text:style-name="Method_20_Body"><text:span text:style-name="T2"/></text:p>
      <text:p text:style-name="P14"><text:span text:style-name="T2">the </text:span><text:span text:style-name="Class_20_Variables"><text:span text:style-name="T2">$code</text:span></text:span><text:span text:style-name="T2"> parameter is passed to the </text:span><text:span text:style-name="Class_20_Variables"><text:span text:style-name="T2">message</text:span></text:span><text:span text:style-name="T2"> method of the </text:span><text:span text:style-name="Class_20_Variables"><text:span text:style-name="T2">Library\Error</text:span></text:span><text:span text:style-name="T2"> class and the returned string is assigned to the </text:span><text:span text:style-name="Class_20_Variables"><text:span text:style-name="T2">$message</text:span></text:span><text:span text:style-name="T2"> parameter;</text:span></text:p>
      <text:p text:style-name="P14"><text:span text:style-name="T2"/></text:p>
      <text:p text:style-name="Method_20_Body"><text:span text:style-name="T2">The </text:span><text:span text:style-name="Class_20_Variables"><text:span text:style-name="T3">$message</text:span></text:span><text:span text:style-name="T2">, </text:span><text:span text:style-name="Class_20_Variables"><text:span text:style-name="T3">$code</text:span></text:span><text:span text:style-name="T8"> </text:span><text:span text:style-name="T2">and </text:span><text:span text:style-name="Class_20_Variables"><text:span text:style-name="T3">$previous</text:span></text:span><text:span text:style-name="T2"> parameters are passed to the parent class constructor, </text:span><text:span text:style-name="Class_20_Variables"><text:span text:style-name="T2">\Exception::__construct</text:span></text:span><text:span text:style-name="T2">.</text:span></text:p>
      <text:p text:style-name="Method_20_Body"/>
      <text:p text:style-name="Method_20_Body"/>
      <text:p text:style-name="Method_20_Body"/>
      <text:p text:style-name="Method_20_Body"/>
      <text:p text:style-name="Method_20_Body"/>
      <text:p text:style-name="Method_20_Body"/>
      <text:p text:style-name="Method_20_Body"/>
      <text:h text:style-name="Coding_20_Title" text:outline-level="3"/>
      <text:h text:style-name="P8" text:outline-level="3">Source Listing</text:h>
      <text:p text:style-name="Coding_20_Body"/>
      <text:p text:style-name="P6">&lt;?php</text:p>
      <text:p text:style-name="Code_20_Listing">namespace Library;</text:p>
      <text:p text:style-name="Code_20_Listing"/>
      <text:p text:style-name="Code_20_Listing">/*</text:p>
      <text:p text:style-name="Code_20_Listing"><text:s/>* <text:tab/><text:tab/>Exception is copyright © 2012. EarthWalk Software.</text:p>
      <text:p text:style-name="Code_20_Listing"><text:s/>* <text:tab/><text:tab/>Licensed under the Academic Free License version 3.0</text:p>
      <text:p text:style-name="Code_20_Listing"><text:s/>* <text:tab/><text:tab/>Refer to the file named License.txt provided with the source, </text:p>
      <text:p text:style-name="Code_20_Listing"><text:s/>*<text:tab/><text:tab/> <text:s text:c="5"/>or from http://opensource.org/licenses/academic.php</text:p>
      <text:p text:style-name="Code_20_Listing"><text:s/>*/</text:p>
      <text:p text:style-name="Code_20_Listing">/**</text:p>
      <text:p text:style-name="Code_20_Listing"><text:s/>* Exception.</text:p>
      <text:p text:style-name="Code_20_Listing"><text:s/>*</text:p>
      <text:p text:style-name="Code_20_Listing"><text:s/>* Library\Exception class to extend the PHP Exception class</text:p>
      <text:p text:style-name="Code_20_Listing"><text:s/>* @author Jay Wheeler.</text:p>
      <text:p text:style-name="Code_20_Listing"><text:s/>* @version 1.0</text:p>
      <text:p text:style-name="Code_20_Listing"><text:s/>* @copyright © 2012. EarthWalk Software.</text:p>
      <text:p text:style-name="Code_20_Listing"><text:s/>* @license Licensed under the Academic Free License version 3.0</text:p>
      <text:p text:style-name="Code_20_Listing"><text:s/>* @package Library</text:p>
      <text:p text:style-name="Code_20_Listing"><text:s/>* @subpackage Exception</text:p>
      <text:p text:style-name="Code_20_Listing"><text:s/>*/</text:p>
      <text:p text:style-name="Code_20_Listing">class Exception extends \Exception</text:p>
      <text:p text:style-name="Code_20_Listing">{</text:p>
      <text:p text:style-name="Code_20_Listing"><text:tab/>/**</text:p>
      <text:p text:style-name="Code_20_Listing"><text:tab/> * __construct</text:p>
      <text:p text:style-name="Code_20_Listing"><text:tab/> *</text:p>
      <text:p text:style-name="Code_20_Listing"><text:tab/> * Create an exception object instance</text:p>
      <text:p text:style-name="Code_20_Listing"><text:tab/> * @param string $message <text:s text:c="4"/>= message to send</text:p>
      <text:p text:style-name="Code_20_Listing"><text:tab/> * @param integer $code <text:s text:c="6"/>= exception code</text:p>
      <text:p text:style-name="Code_20_Listing"><text:tab/> * @param Exception $previous = (optional) previous exception</text:p>
      <text:p text:style-name="Code_20_Listing"><text:tab/> * @return object instance</text:p>
      <text:p text:style-name="Code_20_Listing"><text:tab/> */</text:p>
      <text:p text:style-name="Code_20_Listing"><text:tab/>public function __construct($message, $code=0, Exception $previous=null)</text:p>
      <text:p text:style-name="Code_20_Listing"><text:tab/>{</text:p>
      <text:p text:style-name="Code_20_Listing"><text:tab/><text:tab/>if (is_numeric($message))</text:p>
      <text:p text:style-name="Code_20_Listing"><text:tab/><text:tab/>{</text:p>
      <text:p text:style-name="Code_20_Listing"><text:tab/><text:tab/><text:tab/>$code = (int)$message;</text:p>
      <text:p text:style-name="Code_20_Listing"><text:tab/><text:tab/><text:tab/>$message = '';</text:p>
      <text:p text:style-name="Code_20_Listing"><text:tab/><text:tab/>}</text:p>
      <text:p text:style-name="Code_20_Listing"/>
      <text:p text:style-name="Code_20_Listing"><text:tab/><text:tab/>if ($message == '')</text:p>
      <text:p text:style-name="Code_20_Listing"><text:tab/><text:tab/>{</text:p>
      <text:p text:style-name="Code_20_Listing"><text:tab/><text:tab/><text:tab/>$message = Error::message($code);</text:p>
      <text:p text:style-name="Code_20_Listing"><text:tab/><text:tab/>}</text:p>
      <text:p text:style-name="Code_20_Listing"/>
      <text:p text:style-name="Code_20_Listing"><text:tab/><text:tab/>parent::__construct($message, (int)$code, $previous);</text:p>
      <text:p text:style-name="Code_20_Listing"><text:tab/>}</text:p>
      <text:p text:style-name="Code_20_Listing">}</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Monospace" svg:font-family="Monospace"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ff" style:font-name="DejaVu Serif" fo:font-size="11pt" fo:font-weight="normal"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lass_20_Title" style:display-name="Class Title" style:family="paragraph" style:parent-style-name="Standard" style:default-outline-level="1">
      <style:paragraph-properties style:shadow="none">
        <style:tab-stops/>
      </style:paragraph-properties>
      <style:text-properties fo:color="#0000ff" style:font-name="DejaVu Serif2" fo:font-size="20pt" fo:font-weight="bold" style:font-size-asian="20pt" style:font-weight-asian="bold" style:font-size-complex="20pt" style:font-weight-complex="bold"/>
    </style:style>
    <style:style style:name="Class_20_Description" style:display-name="Class Description" style:family="paragraph" style:parent-style-name="Standard">
      <style:text-properties fo:color="#0000ff" style:font-name="DejaVu Serif2" fo:font-size="12pt" fo:font-weight="normal" style:font-size-asian="12pt" style:font-weight-asian="normal" style:font-size-complex="12pt" style:font-weight-complex="normal"/>
    </style:style>
    <style:style style:name="Criteria_20_Title" style:display-name="Criteria Title" style:family="paragraph" style:parent-style-name="Standard" style:next-style-name="Standard" style:default-outline-level="2">
      <style:paragraph-properties fo:margin-left="0cm" fo:margin-right="0cm" fo:text-indent="0cm" style:auto-text-indent="false"/>
      <style:text-properties fo:color="#0000ff" style:font-name="DejaVu Serif" fo:font-size="12pt" style:text-underline-style="none" fo:font-weight="bold" style:font-weight-asian="normal"/>
    </style:style>
    <style:style style:name="Criteria_20_Body" style:display-name="Criteria Body" style:family="paragraph" style:parent-style-name="Standard" style:next-style-name="Standard">
      <style:paragraph-properties fo:margin-left="0.7cm" fo:margin-right="0cm" fo:text-indent="0cm" style:auto-text-indent="false"/>
      <style:text-properties fo:font-size="11pt"/>
    </style:style>
    <style:style style:name="Coding_20_Body" style:display-name="Coding Body" style:family="paragraph" style:parent-style-name="Standard">
      <style:paragraph-properties fo:margin-left="0.7cm" fo:margin-right="0cm" fo:text-indent="0cm" style:auto-text-indent="false"/>
      <style:text-properties fo:font-size="11pt"/>
    </style:style>
    <style:style style:name="Coding_20_Title" style:display-name="Coding Title" style:family="paragraph" style:next-style-name="Coding_20_Body" style:default-outline-level="3">
      <style:paragraph-properties fo:margin-left="0cm" fo:margin-right="0cm" fo:text-indent="0cm" style:auto-text-indent="false"/>
      <style:text-properties fo:color="#0000ff" style:font-name="DejaVu Serif1" fo:font-size="12pt" style:text-underline-style="none" fo:font-weight="bold" style:font-size-asian="12pt" style:font-weight-asian="normal" style:font-size-complex="12pt" style:font-weight-complex="bold"/>
    </style:style>
    <style:style style:name="Coding_20_Indent" style:display-name="Coding Indent" style:family="paragraph" style:parent-style-name="Coding_20_Body" style:next-style-name="Coding_20_Body">
      <style:paragraph-properties fo:margin-left="1.199cm" fo:margin-right="0cm" fo:text-indent="0cm" style:auto-text-indent="false"/>
      <style:text-properties fo:font-size="10pt" fo:font-style="italic" fo:font-weight="bold"/>
    </style:style>
    <style:style style:name="Method_20_Title" style:display-name="Method Title" style:family="paragraph" style:default-outline-level="5">
      <style:paragraph-properties fo:margin-left="0cm" fo:margin-right="0cm" fo:text-indent="0cm" style:auto-text-indent="false"/>
      <style:text-properties fo:color="#0000ff" style:font-name="DejaVu Serif1" style:text-underline-style="none" fo:font-weight="bold" style:font-weight-asian="normal"/>
    </style:style>
    <style:style style:name="Method_20_Body" style:display-name="Method Body" style:family="paragraph" style:parent-style-name="Standard">
      <style:paragraph-properties fo:margin-left="0.7cm" fo:margin-right="0cm" fo:text-indent="0cm" style:auto-text-indent="false"/>
      <style:text-properties style:font-weight-asian="normal"/>
    </style:style>
    <style:style style:name="Method_20_Code_20_Listing" style:display-name="Method Code Listing" style:family="paragraph" style:parent-style-name="Method_20_Body">
      <style:paragraph-properties fo:margin-left="1.199cm" fo:margin-right="0cm" fo:text-indent="0cm" style:auto-text-indent="false"/>
      <style:text-properties fo:color="#000080" style:font-name="DejaVu Sans Mono" fo:font-size="9pt" fo:font-weight="bold" style:font-weight-asian="normal"/>
    </style:style>
    <style:style style:name="Method_20_Indent" style:display-name="Method Indent" style:family="paragraph" style:parent-style-name="Coding_20_Indent">
      <style:text-properties fo:font-size="11pt" fo:font-style="normal" fo:font-weight="normal" style:font-weight-asian="normal"/>
    </style:style>
    <style:style style:name="Frame_20_contents" style:display-name="Frame contents" style:family="paragraph" style:parent-style-name="Text_20_body" style:class="extra"/>
    <style:style style:name="Code_20_Listing" style:display-name="Code Listing" style:family="paragraph" style:parent-style-name="Method_20_Body">
      <style:paragraph-properties fo:margin-left="0.3cm" fo:margin-right="0cm" fo:text-indent="0cm" style:auto-text-indent="false"/>
      <style:text-properties fo:color="#0000ff" style:font-name="DejaVu Sans Mono" fo:font-size="9pt" fo:font-weight="bold" style:font-weight-asian="normal"/>
    </style:style>
    <style:style style:name="Class_20_Footer" style:display-name="Class Footer" style:family="paragraph" style:parent-style-name="Standard" style:master-page-name="">
      <style:paragraph-properties style:page-number="auto" fo:background-color="transparent" fo:padding="0.049cm" fo:border="0.002cm solid #0000ff" style:shadow="none" text:number-lines="false" text:line-number="0">
        <style:tab-stops/>
        <style:background-image/>
      </style:paragraph-properties>
      <style:text-properties fo:font-size="9pt" fo:font-weight="bold" style:font-weight-asian="norm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hod_20_Table_20_Description" style:display-name="Method Table Description" style:family="paragraph" style:parent-style-name="Method_20_Body">
      <style:paragraph-properties fo:margin-left="0cm" fo:margin-right="0cm" fo:text-indent="0cm" style:auto-text-indent="false"/>
      <style:text-properties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Method_20_Listing_20_Title" style:display-name="Method Listing Title" style:family="paragraph" style:parent-style-name="Method_20_Title" style:default-outline-level="4"/>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Numbering_20_Symbols" style:display-name="Numbering Symbols" style:family="text">
      <style:text-properties fo:color="#0000ff"/>
    </style:style>
    <style:style style:name="Class_20_Variables" style:display-name="Class Variables" style:family="text">
      <style:text-properties fo:color="#0000ff" style:font-name="DejaVu Serif3" fo:font-size="10.5pt" fo:font-style="italic" fo:font-weight="bold" style:font-weight-asian="normal"/>
    </style:style>
    <style:style style:name="Internet_20_link" style:display-name="Internet link" style:family="text">
      <style:text-properties fo:color="#0000ff" style:font-name="DejaVu Serif1" fo:font-size="11pt" fo:language="zxx" fo:country="none" style:text-underline-style="none" fo:font-weight="bold" style:language-asian="zxx" style:country-asian="none" style:font-weight-asian="normal" style:language-complex="zxx" style:country-complex="none"/>
    </style:style>
    <style:style style:name="Visited_20_Internet_20_Link" style:display-name="Visited Internet Link" style:family="text">
      <style:text-properties fo:color="#0000ff" style:font-name="DejaVu Serif1" fo:font-size="11pt" fo:language="zxx" fo:country="none" style:text-underline-style="none" fo:font-weight="bold" style:language-asian="zxx" style:country-asian="none" style:font-weight-asian="normal"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ariables" style:family="text">
      <style:text-properties fo:color="#0000ff" style:font-name="DejaVu Serif" fo:font-size="11pt" style:font-weight-asian="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Method_20_Frame" style:display-name="Method Frame" style:family="graphic">
      <style:graphic-properties svg:width="15.118cm" fo:min-height="1.783cm" text:anchor-type="paragraph" svg:x="1.236cm" svg:y="0.201cm" fo:margin-left="0.201cm" fo:margin-right="0.201cm" fo:margin-top="0.201cm" fo:margin-bottom="0.201cm" style:protect="content" style:wrap="parallel" style:number-wrapped-paragraphs="no-limit" style:wrap-contour="false" style:vertical-pos="top" style:vertical-rel="paragraph-content" style:horizontal-pos="center" style:horizontal-rel="paragraph" fo:background-color="#ff8080" style:background-transparency="80%" fo:padding="0.15cm" fo:border="0.002cm solid #000000" style:shadow="none" style:editable="true" style:writing-mode="lr-tb">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lass_20_Footer">
      <style:text-properties fo:background-color="#ffffff"/>
    </style:style>
    <style:page-layout style:name="Mpm1">
      <style:page-layout-properties fo:page-width="21.59cm" fo:page-height="27.94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shadow="none" fo:background-color="#ffffff" style:dynamic-spacing="false">
          <style:background-image/>
        </style:header-footer-properties>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PHPProjectLibrary Exception<text:tab/><text:tab/><text:tab/><text:page-number text:select-page="current">5</text:page-number><text:tab/><text:tab/><text:tab/><text:tab/><text:date style:data-style-name="N76" text:date-value="2012-12-12T15:03:03">December 12, 2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9T19:12:43</meta:creation-date>
    <dc:title>Class Documentation</dc:title>
    <meta:editing-duration>PT04H31M25S</meta:editing-duration>
    <meta:editing-cycles>11</meta:editing-cycles>
    <meta:generator>OpenOffice.org/3.2$Linux OpenOffice.org_project/320m12$Build-9483</meta:generator>
    <meta:initial-creator>Jay Wheeler</meta:initial-creator>
    <dc:date>2012-12-12T15:03:03</dc:date>
    <dc:creator>Jay Wheeler</dc:creator>
    <meta:document-statistic meta:table-count="5" meta:image-count="0" meta:object-count="0" meta:page-count="5" meta:paragraph-count="137" meta:word-count="654" meta:character-count="4463"/>
    <meta:template xlink:type="simple" xlink:actuate="onRequest" xlink:title="Class Documentation" xlink:href="../Class%20Documentation.ott" meta:date="2012-06-02T16:17:56"/>
  </office:meta>
</office:document-meta>
</file>